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C000002230B545EB9F1A0F5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73cm" svg:height="14.472cm" svg:x="1.635cm" svg:y="7.096cm">
          <draw:image xlink:href="Pictures/100002010000029C000002230B545EB9F1A0F5C2.png" xlink:type="simple" xlink:show="embed" xlink:actuate="onLoad" loext:mime-type="image/png">
            <text:p/>
          </draw:image>
        </draw:frame>
        <draw:frame draw:style-name="gr2" draw:text-style-name="P3" draw:layer="layout" svg:width="5.842cm" svg:height="1.505cm" svg:x="2.778cm" svg:y="7.731cm">
          <draw:text-box>
            <text:p text:style-name="P2"><text:span text:style-name="T1">LUZ BLANCA</text:span></text:p>
          </draw:text-box>
        </draw:frame>
        <draw:frame draw:style-name="gr2" draw:text-style-name="P3" draw:layer="layout" svg:width="5.842cm" svg:height="1.505cm" svg:x="14.335cm" svg:y="7.75cm">
          <draw:text-box>
            <text:p text:style-name="P2"><text:span text:style-name="T1">LUZ ESPECULAR</text:span></text:p>
          </draw:text-box>
        </draw:frame>
        <draw:frame draw:style-name="gr2" draw:text-style-name="P3" draw:layer="layout" svg:width="5.842cm" svg:height="1.505cm" svg:x="9.763cm" svg:y="20.812cm">
          <draw:text-box>
            <text:p text:style-name="P2"><text:span text:style-name="T1">LUZ AZUL</text:span></text:p>
          </draw:text-box>
        </draw:frame>
        <draw:frame draw:style-name="gr2" draw:text-style-name="P3" draw:layer="layout" svg:width="5.842cm" svg:height="1.505cm" svg:x="3.921cm" svg:y="16.113cm">
          <draw:text-box>
            <text:p text:style-name="P2"><text:span text:style-name="T1">CÁMARA 1</text:span></text:p>
          </draw:text-box>
        </draw:frame>
        <draw:frame draw:style-name="gr2" draw:text-style-name="P3" draw:layer="layout" svg:width="5.842cm" svg:height="1.505cm" svg:x="1.381cm" svg:y="13.846cm">
          <draw:text-box>
            <text:p text:style-name="P2"><text:span text:style-name="T1">CÁMARA 2</text:span></text:p>
          </draw:text-box>
        </draw:frame>
        <draw:frame draw:style-name="gr2" draw:text-style-name="P3" draw:layer="layout" svg:width="5.842cm" svg:height="1.505cm" svg:x="13.446cm" svg:y="18.164cm">
          <draw:text-box>
            <text:p text:style-name="P2"><text:span text:style-name="T1">CÁMARA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36:51.631539212</meta:creation-date>
    <dc:date>2022-03-25T12:06:21.120824492</dc:date>
    <meta:editing-duration>PT1H19M22S</meta:editing-duration>
    <meta:editing-cycles>2</meta:editing-cycles>
    <meta:generator>LibreOffice/6.4.7.2$Linux_X86_64 LibreOffice_project/40$Build-2</meta:generator>
    <meta:document-statistic meta:object-count="7"/>
  </office:meta>
</office:document-meta>
</file>